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222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2.2118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9437in"/>
    </style:style>
    <style:style style:name="co11" style:family="table-column">
      <style:table-column-properties fo:break-before="auto" style:column-width="2.1689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2.1256in"/>
    </style:style>
    <style:style style:name="co14" style:family="table-column">
      <style:table-column-properties fo:break-before="auto" style:column-width="2.3516in"/>
    </style:style>
    <style:style style:name="co15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row table:style-name="ro1">
          <table:table-cell/>
          <table:table-cell office:value-type="string" calcext:value-type="string">
            <text:p>Average of Number Tags per entry</text:p>
          </table:table-cell>
          <table:table-cell office:value-type="string" calcext:value-type="string">
            <text:p>Average Number Categories per entry</text:p>
          </table:table-cell>
          <table:table-cell office:value-type="string" calcext:value-type="string">
            <text:p>Average Words in File</text:p>
          </table:table-cell>
          <table:table-cell office:value-type="string" calcext:value-type="string">
            <text:p>Average Tokens in file</text:p>
          </table:table-cell>
          <table:table-cell office:value-type="string" calcext:value-type="string">
            <text:p>Number of files</text:p>
          </table:table-cell>
          <table:table-cell office:value-type="string" calcext:value-type="string">
            <text:p>Size(Kb)</text:p>
          </table:table-cell>
          <table:table-cell office:value-type="string" calcext:value-type="string">
            <text:p>Max of Number Tags per entry</text:p>
          </table:table-cell>
          <table:table-cell office:value-type="string" calcext:value-type="string">
            <text:p>Max Number Categories per entry</text:p>
          </table:table-cell>
          <table:table-cell office:value-type="string" calcext:value-type="string">
            <text:p>Max Words in File</text:p>
          </table:table-cell>
          <table:table-cell office:value-type="string" calcext:value-type="string">
            <text:p>Max Tokens in file</text:p>
          </table:table-cell>
          <table:table-cell office:value-type="string" calcext:value-type="string">
            <text:p>Min of Number Tags per entry</text:p>
          </table:table-cell>
          <table:table-cell office:value-type="string" calcext:value-type="string">
            <text:p>Min Number Categories per entry</text:p>
          </table:table-cell>
          <table:table-cell office:value-type="string" calcext:value-type="string">
            <text:p>Min Words in File</text:p>
          </table:table-cell>
          <table:table-cell office:value-type="string" calcext:value-type="string">
            <text:p>Min Tokens in file</text:p>
          </table:table-cell>
          <table:table-cell office:value-type="string" calcext:value-type="string">
            <text:p>St dev of Number Tags per entry</text:p>
          </table:table-cell>
          <table:table-cell office:value-type="string" calcext:value-type="string">
            <text:p>St dev Number Categories per entry</text:p>
          </table:table-cell>
          <table:table-cell office:value-type="string" calcext:value-type="string">
            <text:p>St dev Words in File</text:p>
          </table:table-cell>
          <table:table-cell office:value-type="string" calcext:value-type="string">
            <text:p>St dev Tokens in file</text:p>
          </table:table-cell>
        </table:table-row>
        <table:table-row table:style-name="ro1">
          <table:table-cell office:value-type="string" calcext:value-type="string">
            <text:p>josdblog</text:p>
          </table:table-cell>
          <table:table-cell office:value-type="float" office:value="0.773279352226721" calcext:value-type="float">
            <text:p>0.7732793522</text:p>
          </table:table-cell>
          <table:table-cell office:value-type="float" office:value="1.76923076923077" calcext:value-type="float">
            <text:p>1.7692307692</text:p>
          </table:table-cell>
          <table:table-cell office:value-type="float" office:value="236.311740890688" calcext:value-type="float">
            <text:p>236.3117408907</text:p>
          </table:table-cell>
          <table:table-cell office:value-type="float" office:value="125.874493927126" calcext:value-type="float">
            <text:p>125.8744939271</text:p>
          </table:table-cell>
          <table:table-cell office:value-type="float" office:value="255" calcext:value-type="float">
            <text:p>255</text:p>
          </table:table-cell>
          <table:table-cell office:value-type="float" office:value="73.7" calcext:value-type="float">
            <text:p>73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8819168961742" calcext:value-type="float">
            <text:p>1.0881916896</text:p>
          </table:table-cell>
          <table:table-cell office:value-type="float" office:value="1.02379446029737" calcext:value-type="float">
            <text:p>1.0237944603</text:p>
          </table:table-cell>
          <table:table-cell office:value-type="float" office:value="254.983476237724" calcext:value-type="float">
            <text:p>254.9834762377</text:p>
          </table:table-cell>
          <table:table-cell office:value-type="float" office:value="108.700362175292" calcext:value-type="float">
            <text:p>108.7003621753</text:p>
          </table:table-cell>
        </table:table-row>
        <table:table-row table:style-name="ro1">
          <table:table-cell office:value-type="string" calcext:value-type="string">
            <text:p>deepintheweb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413.2" calcext:value-type="float">
            <text:p>413.2</text:p>
          </table:table-cell>
          <table:table-cell office:value-type="float" office:value="218.06" calcext:value-type="float">
            <text:p>218.0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.14998813475606" calcext:value-type="float">
            <text:p>2.1499881348</text:p>
          </table:table-cell>
          <table:table-cell office:value-type="float" office:value="0" calcext:value-type="float">
            <text:p>0</text:p>
          </table:table-cell>
          <table:table-cell office:value-type="float" office:value="344.29104915843" calcext:value-type="float">
            <text:p>344.2910491584</text:p>
          </table:table-cell>
          <table:table-cell office:value-type="float" office:value="155.512111215474" calcext:value-type="float">
            <text:p>155.5121112155</text:p>
          </table:table-cell>
        </table:table-row>
        <table:table-row table:style-name="ro1">
          <table:table-cell office:value-type="string" calcext:value-type="string">
            <text:p>domadoo</text:p>
          </table:table-cell>
          <table:table-cell office:value-type="float" office:value="3.15503875968992" calcext:value-type="float">
            <text:p>3.1550387597</text:p>
          </table:table-cell>
          <table:table-cell office:value-type="float" office:value="1.06976744186047" calcext:value-type="float">
            <text:p>1.0697674419</text:p>
          </table:table-cell>
          <table:table-cell office:value-type="float" office:value="292.872445384073" calcext:value-type="float">
            <text:p>292.8724453841</text:p>
          </table:table-cell>
          <table:table-cell office:value-type="float" office:value="169.463002114165" calcext:value-type="float">
            <text:p>169.4630021142</text:p>
          </table:table-cell>
          <table:table-cell office:value-type="float" office:value="1423" calcext:value-type="float">
            <text:p>1423</text:p>
          </table:table-cell>
          <table:table-cell office:value-type="float" office:value="413.7" calcext:value-type="float">
            <text:p>413.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480" calcext:value-type="float">
            <text:p>4480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.5423979941944" calcext:value-type="float">
            <text:p>3.5423979942</text:p>
          </table:table-cell>
          <table:table-cell office:value-type="float" office:value="0.295825472763171" calcext:value-type="float">
            <text:p>0.2958254728</text:p>
          </table:table-cell>
          <table:table-cell office:value-type="float" office:value="348.379792018759" calcext:value-type="float">
            <text:p>348.3797920188</text:p>
          </table:table-cell>
          <table:table-cell office:value-type="float" office:value="130.339712390199" calcext:value-type="float">
            <text:p>130.3397123902</text:p>
          </table:table-cell>
        </table:table-row>
        <table:table-row table:style-name="ro1">
          <table:table-cell office:value-type="string" calcext:value-type="string">
            <text:p>domo-blog</text:p>
          </table:table-cell>
          <table:table-cell office:value-type="float" office:value="3.76190476190476" calcext:value-type="float">
            <text:p>3.7619047619</text:p>
          </table:table-cell>
          <table:table-cell office:value-type="float" office:value="1.26984126984127" calcext:value-type="float">
            <text:p>1.2698412698</text:p>
          </table:table-cell>
          <table:table-cell office:value-type="float" office:value="366.904761904762" calcext:value-type="float">
            <text:p>366.9047619048</text:p>
          </table:table-cell>
          <table:table-cell office:value-type="float" office:value="192.214285714286" calcext:value-type="float">
            <text:p>192.2142857143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12" calcext:value-type="float">
            <text:p>271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07626037453329" calcext:value-type="float">
            <text:p>2.0762603745</text:p>
          </table:table-cell>
          <table:table-cell office:value-type="float" office:value="0.512448216508922" calcext:value-type="float">
            <text:p>0.5124482165</text:p>
          </table:table-cell>
          <table:table-cell office:value-type="float" office:value="451.188996826322" calcext:value-type="float">
            <text:p>451.1889968263</text:p>
          </table:table-cell>
          <table:table-cell office:value-type="float" office:value="181.267696278972" calcext:value-type="float">
            <text:p>181.267696279</text:p>
          </table:table-cell>
        </table:table-row>
        <table:table-row table:style-name="ro1">
          <table:table-cell office:value-type="string" calcext:value-type="string">
            <text:p>framablog</text:p>
          </table:table-cell>
          <table:table-cell office:value-type="float" office:value="6.63082437275986" calcext:value-type="float">
            <text:p>6.6308243728</text:p>
          </table:table-cell>
          <table:table-cell office:value-type="float" office:value="1.6594982078853" calcext:value-type="float">
            <text:p>1.6594982079</text:p>
          </table:table-cell>
          <table:table-cell office:value-type="float" office:value="1251.55913978495" calcext:value-type="float">
            <text:p>1251.559139785</text:p>
          </table:table-cell>
          <table:table-cell office:value-type="float" office:value="593.534050179211" calcext:value-type="float">
            <text:p>593.5340501792</text:p>
          </table:table-cell>
          <table:table-cell office:value-type="float" office:value="281" calcext:value-type="float">
            <text:p>281</text:p>
          </table:table-cell>
          <table:table-cell office:value-type="float" office:value="77.8" calcext:value-type="float">
            <text:p>77.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641" calcext:value-type="float">
            <text:p>10641</text:p>
          </table:table-cell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8656831585936" calcext:value-type="float">
            <text:p>2.8656831586</text:p>
          </table:table-cell>
          <table:table-cell office:value-type="float" office:value="0.636572232924582" calcext:value-type="float">
            <text:p>0.6365722329</text:p>
          </table:table-cell>
          <table:table-cell office:value-type="float" office:value="1115.48274024839" calcext:value-type="float">
            <text:p>1115.4827402484</text:p>
          </table:table-cell>
          <table:table-cell office:value-type="float" office:value="398.622860593185" calcext:value-type="float">
            <text:p>398.6228605932</text:p>
          </table:table-cell>
        </table:table-row>
        <table:table-row table:style-name="ro1">
          <table:table-cell office:value-type="string" calcext:value-type="string">
            <text:p>lamaisonentique</text:p>
          </table:table-cell>
          <table:table-cell office:value-type="float" office:value="3.4" calcext:value-type="float">
            <text:p>3.4</text:p>
          </table:table-cell>
          <table:table-cell office:value-type="float" office:value="1.16666666666667" calcext:value-type="float">
            <text:p>1.1666666667</text:p>
          </table:table-cell>
          <table:table-cell office:value-type="float" office:value="487.433333333333" calcext:value-type="float">
            <text:p>487.4333333333</text:p>
          </table:table-cell>
          <table:table-cell office:value-type="float" office:value="291.933333333333" calcext:value-type="float">
            <text:p>291.9333333333</text:p>
          </table:table-cell>
          <table:table-cell office:value-type="float" office:value="31" calcext:value-type="float">
            <text:p>31</text:p>
          </table:table-cell>
          <table:table-cell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49" calcext:value-type="float">
            <text:p>94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office:value-type="float" office:value="1.7340405277052" calcext:value-type="float">
            <text:p>1.7340405277</text:p>
          </table:table-cell>
          <table:table-cell office:value-type="float" office:value="0.379049021789452" calcext:value-type="float">
            <text:p>0.3790490218</text:p>
          </table:table-cell>
          <table:table-cell office:value-type="float" office:value="177.109684178718" calcext:value-type="float">
            <text:p>177.1096841787</text:p>
          </table:table-cell>
          <table:table-cell office:value-type="float" office:value="81.594427350847" calcext:value-type="float">
            <text:p>81.5944273508</text:p>
          </table:table-cell>
        </table:table-row>
        <table:table-row table:style-name="ro1">
          <table:table-cell office:value-type="string" calcext:value-type="string">
            <text:p>linuxfr</text:p>
          </table:table-cell>
          <table:table-cell office:value-type="float" office:value="2.7241641337386" calcext:value-type="float">
            <text:p>2.7241641337</text:p>
          </table:table-cell>
          <table:table-cell office:value-type="float" office:value="0" calcext:value-type="float">
            <text:p>0</text:p>
          </table:table-cell>
          <table:table-cell office:value-type="float" office:value="583.578267477204" calcext:value-type="float">
            <text:p>583.5782674772</text:p>
          </table:table-cell>
          <table:table-cell office:value-type="float" office:value="295.09219858156" calcext:value-type="float">
            <text:p>295.0921985816</text:p>
          </table:table-cell>
          <table:table-cell office:value-type="float" office:value="4060" calcext:value-type="float">
            <text:p>4060</text:p>
          </table:table-cell>
          <table:table-cell office:value-type="float" office:value="1523.7" calcext:value-type="float">
            <text:p>1523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129" calcext:value-type="float">
            <text:p>14129</text:p>
          </table:table-cell>
          <table:table-cell office:value-type="float" office:value="3810" calcext:value-type="float">
            <text:p>3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1518272726874" calcext:value-type="float">
            <text:p>2.0151827273</text:p>
          </table:table-cell>
          <table:table-cell office:value-type="float" office:value="0" calcext:value-type="float">
            <text:p>0</text:p>
          </table:table-cell>
          <table:table-cell office:value-type="float" office:value="1032.78560608514" calcext:value-type="float">
            <text:p>1032.7856060851</text:p>
          </table:table-cell>
          <table:table-cell office:value-type="float" office:value="347.845995659219" calcext:value-type="float">
            <text:p>347.8459956592</text:p>
          </table:table-cell>
        </table:table-row>
        <table:table-row table:style-name="ro1">
          <table:table-cell office:value-type="string" calcext:value-type="string">
            <text:p>maisonetdomotique</text:p>
          </table:table-cell>
          <table:table-cell office:value-type="float" office:value="2.55425219941349" calcext:value-type="float">
            <text:p>2.5542521994</text:p>
          </table:table-cell>
          <table:table-cell office:value-type="float" office:value="1.3108504398827" calcext:value-type="float">
            <text:p>1.3108504399</text:p>
          </table:table-cell>
          <table:table-cell office:value-type="float" office:value="563.478005865103" calcext:value-type="float">
            <text:p>563.4780058651</text:p>
          </table:table-cell>
          <table:table-cell office:value-type="float" office:value="295.932551319648" calcext:value-type="float">
            <text:p>295.9325513196</text:p>
          </table:table-cell>
          <table:table-cell office:value-type="float" office:value="343" calcext:value-type="float">
            <text:p>343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26" calcext:value-type="float">
            <text:p>3126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.33971719393975" calcext:value-type="float">
            <text:p>1.3397171939</text:p>
          </table:table-cell>
          <table:table-cell office:value-type="float" office:value="0.60645996272591" calcext:value-type="float">
            <text:p>0.6064599627</text:p>
          </table:table-cell>
          <table:table-cell office:value-type="float" office:value="570.632639334326" calcext:value-type="float">
            <text:p>570.6326393343</text:p>
          </table:table-cell>
          <table:table-cell office:value-type="float" office:value="242.402845599927" calcext:value-type="float">
            <text:p>242.4028455999</text:p>
          </table:table-cell>
        </table:table-row>
        <table:table-row table:style-name="ro1">
          <table:table-cell office:value-type="string" calcext:value-type="string">
            <text:p>multiroom</text:p>
          </table:table-cell>
          <table:table-cell office:value-type="float" office:value="0" calcext:value-type="float">
            <text:p>0</text:p>
          </table:table-cell>
          <table:table-cell office:value-type="float" office:value="1.01712328767123" calcext:value-type="float">
            <text:p>1.0171232877</text:p>
          </table:table-cell>
          <table:table-cell office:value-type="float" office:value="174.201076320939" calcext:value-type="float">
            <text:p>174.2010763209</text:p>
          </table:table-cell>
          <table:table-cell office:value-type="float" office:value="124.767612524462" calcext:value-type="float">
            <text:p>124.7676125245</text:p>
          </table:table-cell>
          <table:table-cell office:value-type="float" office:value="2111" calcext:value-type="float">
            <text:p>211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20" calcext:value-type="float">
            <text:p>2520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29762547044668" calcext:value-type="float">
            <text:p>0.129762547</text:p>
          </table:table-cell>
          <table:table-cell office:value-type="float" office:value="147.503536809571" calcext:value-type="float">
            <text:p>147.5035368096</text:p>
          </table:table-cell>
          <table:table-cell office:value-type="float" office:value="69.0684913210588" calcext:value-type="float">
            <text:p>69.0684913211</text:p>
          </table:table-cell>
        </table:table-row>
        <table:table-row table:style-name="ro1">
          <table:table-cell office:value-type="string" calcext:value-type="string">
            <text:p>shots</text:p>
          </table:table-cell>
          <table:table-cell office:value-type="float" office:value="6.72192513368984" calcext:value-type="float">
            <text:p>6.7219251337</text:p>
          </table:table-cell>
          <table:table-cell office:value-type="float" office:value="4.17647058823529" calcext:value-type="float">
            <text:p>4.1764705882</text:p>
          </table:table-cell>
          <table:table-cell office:value-type="float" office:value="849.066844919786" calcext:value-type="float">
            <text:p>849.0668449198</text:p>
          </table:table-cell>
          <table:table-cell office:value-type="float" office:value="446.935828877005" calcext:value-type="float">
            <text:p>446.935828877</text:p>
          </table:table-cell>
          <table:table-cell office:value-type="float" office:value="374" calcext:value-type="float">
            <text:p>374</text:p>
          </table:table-cell>
          <table:table-cell office:value-type="float" office:value="102.4" calcext:value-type="float">
            <text:p>102.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765" calcext:value-type="float">
            <text:p>2765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3.17204622429618" calcext:value-type="float">
            <text:p>3.1720462243</text:p>
          </table:table-cell>
          <table:table-cell office:value-type="float" office:value="2.03742000364446" calcext:value-type="float">
            <text:p>2.0374200036</text:p>
          </table:table-cell>
          <table:table-cell office:value-type="float" office:value="438.205251799615" calcext:value-type="float">
            <text:p>438.2052517996</text:p>
          </table:table-cell>
          <table:table-cell office:value-type="float" office:value="186.465404505665" calcext:value-type="float">
            <text:p>186.4654045057</text:p>
          </table:table-cell>
        </table:table-row>
        <table:table-row table:style-name="ro1">
          <table:table-cell office:value-type="string" calcext:value-type="string">
            <text:p>tresebrothers</text:p>
          </table:table-cell>
          <table:table-cell office:value-type="float" office:value="0" calcext:value-type="float">
            <text:p>0</text:p>
          </table:table-cell>
          <table:table-cell office:value-type="float" office:value="1.875" calcext:value-type="float">
            <text:p>1.875</text:p>
          </table:table-cell>
          <table:table-cell office:value-type="float" office:value="1791.375" calcext:value-type="float">
            <text:p>1791.375</text:p>
          </table:table-cell>
          <table:table-cell office:value-type="float" office:value="561.375" calcext:value-type="float">
            <text:p>561.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99" calcext:value-type="float">
            <text:p>9199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40869944461656" calcext:value-type="float">
            <text:p>0.6408699445</text:p>
          </table:table-cell>
          <table:table-cell office:value-type="float" office:value="3160.6241217971" calcext:value-type="float">
            <text:p>3160.6241217971</text:p>
          </table:table-cell>
          <table:table-cell office:value-type="float" office:value="844.731053987853" calcext:value-type="float">
            <text:p>844.7310539879</text:p>
          </table:table-cell>
        </table:table-row>
        <table:table-row table:style-name="ro1" table:number-rows-repeated="104856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1:07:50.253264229</meta:creation-date>
    <dc:date>2015-05-06T12:58:17.643170703</dc:date>
    <meta:editing-duration>PT1H4M56S</meta:editing-duration>
    <meta:editing-cycles>1</meta:editing-cycles>
    <meta:document-statistic meta:table-count="1" meta:cell-count="227" meta:object-count="0"/>
    <meta:generator>LibreOffice/4.2.8.2$Linux_X86_64 LibreOffice_project/420m0$Build-2</meta:generator>
  </office:meta>
</office:document-meta>
</file>